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100000235ADBF59E66B492206.png" manifest:media-type="image/png"/>
  <manifest:file-entry manifest:full-path="Pictures/100000010000078000000438BFDF102E7CE574B0.png" manifest:media-type="image/png"/>
  <manifest:file-entry manifest:full-path="Pictures/100000010000078000000438834FB80D94B3B757.png" manifest:media-type="image/png"/>
  <manifest:file-entry manifest:full-path="Pictures/10000001000002960000025930B688A80F6628BE.png" manifest:media-type="image/png"/>
  <manifest:file-entry manifest:full-path="Pictures/100000010000077F0000043679CF9C5E78631613.png" manifest:media-type="image/png"/>
  <manifest:file-entry manifest:full-path="Pictures/100000010000074C000001E07F543D4DE1DBBD62.png" manifest:media-type="image/png"/>
  <manifest:file-entry manifest:full-path="Pictures/10000001000007800000043890F94D5EDE169E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style="normal" style:text-underline-style="solid" style:text-underline-width="auto" style:text-underline-color="font-color" fo:font-weight="bold" officeooo:rsid="000aa2de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Assignment No : 2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Image1" text:anchor-type="char" svg:x="-1.154cm" svg:y="0.212cm" svg:width="19.503cm" svg:height="10.97cm" draw:z-index="0"><draw:image xlink:href="Pictures/10000001000007800000043890F94D5EDE169E4D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Image2" text:anchor-type="char" svg:x="-1.027cm" svg:y="0.083cm" svg:width="18.972cm" svg:height="6.276cm" draw:z-index="1"><draw:image xlink:href="Pictures/100000010000074C000001E07F543D4DE1DBBD62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/></text:p>
      <text:p text:style-name="Standard"><draw:frame draw:style-name="fr1" draw:name="Image3" text:anchor-type="char" svg:x="-0.459cm" svg:y="3.281cm" svg:width="17.919cm" svg:height="11.65cm" draw:z-index="2"><draw:image xlink:href="Pictures/100000010000077F0000043679CF9C5E78631613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Image4" text:anchor-type="char" svg:x="-0.053cm" svg:y="0.416cm" svg:width="17cm" svg:height="15.432cm" draw:z-index="3"><draw:image xlink:href="Pictures/10000001000002960000025930B688A80F6628BE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draw:frame draw:style-name="fr1" draw:name="Image5" text:anchor-type="char" svg:x="-0.76cm" svg:y="0.314cm" svg:width="18.893cm" svg:height="9.753cm" draw:z-index="4"><draw:image xlink:href="Pictures/100000010000078000000438834FB80D94B3B757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Image6" text:anchor-type="char" svg:x="-0.734cm" svg:y="0.116cm" svg:width="18.814cm" svg:height="11.388cm" draw:z-index="5"><draw:image xlink:href="Pictures/100000010000078000000438BFDF102E7CE574B0.png" xlink:type="simple" xlink:show="embed" xlink:actuate="onLoad" draw:mime-type="image/png"/></draw:frame><text:span text:style-name="T1"/></text:p>
      <text:p text:style-name="Standard"><text:soft-page-break/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Image7" text:anchor-type="char" svg:x="-0.132cm" svg:y="0.309cm" svg:width="17cm" svg:height="13.032cm" draw:z-index="6"><draw:image xlink:href="Pictures/10000001000002E100000235ADBF59E66B492206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9:43:31.200431290</meta:creation-date>
    <dc:date>2023-12-06T19:52:11.162725972</dc:date>
    <meta:editing-duration>PT8M40S</meta:editing-duration>
    <meta:editing-cycles>1</meta:editing-cycles>
    <meta:document-statistic meta:table-count="0" meta:image-count="7" meta:object-count="0" meta:page-count="6" meta:paragraph-count="1" meta:word-count="4" meta:character-count="22" meta:non-whitespace-character-count="14"/>
    <meta:generator>LibreOffice/7.3.7.2$Linux_X86_64 LibreOffice_project/30$Build-2</meta:generator>
  </office:meta>
</office:document-meta>
</file>